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75cm" fo:min-width="12.247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0.75cm" fo:min-width="16.453cm" loext:decorative="false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7.053cm" fo:min-width="8.07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12.83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10.29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944cm" loext:decorative="false"/>
      <style:paragraph-properties style:writing-mode="lr-tb"/>
    </style:style>
    <style:style style:name="gr7" style:family="graphic" style:parent-style-name="standard">
      <style:graphic-properties draw:fill-color="#729fcf" draw:opacity="100%" draw:opacity-name="" draw:textarea-horizontal-align="justify" draw:textarea-vertical-align="middle" draw:auto-grow-height="false" fo:min-height="1.972cm" fo:min-width="12.8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loext:graphic-properties draw:fill-color="#729fcf" draw:opacity="100%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4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953cm" svg:height="21cm" svg:x="12.747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72cm" svg:height="7.303cm" svg:x="1.952cm" svg:y="5.762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335cm" svg:height="2.222cm" svg:x="14.335cm" svg:y="6.08cm">
          <text:p text:style-name="P1">Open-Source Communit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795cm" svg:height="2.223cm" svg:x="14.335cm" svg:y="3.222cm">
          <text:p text:style-name="P3"><text:span text:style-name="T1">Welcome Nerd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4cm" svg:height="1.905cm" svg:x="14.336cm" svg:y="11.795cm">
          <text:p text:style-name="P1">Join telegram channe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4cm" svg:height="1.905cm" svg:x="20.542cm" svg:y="11.73cm">
          <text:p text:style-name="P1">Register now!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3.335cm" svg:height="2.222cm" svg:x="14.335cm" svg:y="8.62cm">
          <text:p text:style-name="P4"><text:span text:style-name="T2">Some description about who we are and blah blah blah agfiohsadfd ;kslfhpowae frwie fsdf;fdsklgjhfoi hwerkeufivwfrh r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5:11:09.874175189</meta:creation-date>
    <dc:date>2023-12-21T15:17:47.989416199</dc:date>
    <meta:editing-duration>PT6M44S</meta:editing-duration>
    <meta:editing-cycles>1</meta:editing-cycles>
    <meta:document-statistic meta:object-count="8"/>
    <meta:generator>LibreOffice/7.6.4.1$Linux_X86_64 LibreOffice_project/60$Build-1</meta:generator>
  </office:meta>
</office:document-meta>
</file>